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7d8e"/>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j0tUH97kmy"/>(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 B.&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j0tUH97kmy"/>.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7WvFDYNxy4"/><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7WvFDYNxy4"/>.</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citation-key&quot;:&quot;boyle_retro-futurism_2017&quot;},&quot;prefix&quot;:&quot;&quot;,&quot;suffix&quot;:&quot;&quot;}],&quot;schema&quot;:&quot;https://github.com/citation-style-language/schema/raw/master/csl-citation.json&quot;} RND975Cbz3SpE"/>(Boyle, 2017)<text:reference-mark-end text:name="ZOTERO_ITEM CSL_CITATION {&quot;citationID&quot;:&quot;zhunukxh&quot;,&quot;properties&quot;:{&quot;formattedCitation&quot;:&quot;(Boyle, 2017)&quot;,&quot;plainCitation&quot;:&quot;(Boyle, 2017)&quot;,&quot;noteIndex&quot;:0},&quot;citationItems&quot;:[{&quot;id&quot;:8438,&quot;uris&quot;:[&quot;http://zotero.org/users/1913249/items/L4NGL5KB&quot;],&quot;itemData&quot;:{&quot;id&quot;:8438,&quot;type&quot;:&quot;book&quot;,&quot;edition&quot;:&quot;1st edition&quot;,&quot;event-place&quot;:&quot;Santa Barbara, CA&quot;,&quot;language&quot;:&quot;en&quot;,&quot;number-of-pages&quot;:&quot;1&quot;,&quot;publisher&quot;:&quot;Punctum Books&quot;,&quot;publisher-place&quot;:&quot;Santa Barbara, CA&quot;,&quot;source&quot;:&quot;Library of Congress ISBN&quot;,&quot;title&quot;:&quot;The retro-futurism of cuteness&quot;,&quot;author&quot;:[{&quot;family&quot;:&quot;Boyle&quot;,&quot;given&quot;:&quot;Jen&quot;}],&quot;issued&quot;:{&quot;date-parts&quot;:[[&quot;2017&quot;]]},&quot;citation-key&quot;:&quot;boyle_retro-futurism_2017&quot;},&quot;prefix&quot;:&quot;&quot;,&quot;suffix&quot;:&quot;&quot;}],&quot;schema&quot;:&quot;https://github.com/citation-style-language/schema/raw/master/csl-citation.json&quot;} RND975Cbz3SpE"/>.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tPxTgECOxh"/>(Garda, 2013)<text:reference-mark-end text:name="ZOTERO_ITEM CSL_CITATION {&quot;citationID&quot;:&quot;jbalbgzx&quot;,&quot;properties&quot;:{&quot;formattedCitation&quot;:&quot;(Garda, 2013)&quot;,&quot;plainCitation&quot;:&quot;(Garda, 2013)&quot;,&quot;noteIndex&quot;:0},&quot;citationItems&quot;:[{&quot;id&quot;:8404,&quot;uris&quot;:[&quot;http://zotero.org/users/1913249/items/5HLGSCTV&quot;],&quot;itemData&quot;:{&quot;id&quot;:8404,&quot;type&quot;:&quot;paper-conference&quot;,&quot;container-title&quot;:&quot;DiGRA Conference&quot;,&quot;publisher&quot;:&quot;Citeseer&quot;,&quot;title&quot;:&quot;Nostalgia in Retro Game Design.&quot;,&quot;author&quot;:[{&quot;family&quot;:&quot;Garda&quot;,&quot;given&quot;:&quot;Maria B&quot;}],&quot;issued&quot;:{&quot;date-parts&quot;:[[&quot;2013&quot;]]},&quot;citation-key&quot;:&quot;garda_nostalgia_2013&quot;},&quot;prefix&quot;:&quot;&quot;,&quot;suffix&quot;:&quot;&quot;}],&quot;schema&quot;:&quot;https://github.com/citation-style-language/schema/raw/master/csl-citation.json&quot;} RNDtPxTgECOxh"/>.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text:soft-page-break/>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SQhmCmaqKt"/>(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SQhmCmaqKt"/>.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IRYAIltIaf"/>(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IRYAIltIaf"/>,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1"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d60NZ53vRa"/>(Y. Kafai et al., 2017; Y. Kafai &amp; Burke, 2014)<text:reference-mark-end text:name="ZOTERO_ITEM CSL_CITATION {&quot;citationID&quot;:&quot;huhlfeho&quot;,&quot;properties&quot;:{&quot;formattedCitation&quot;:&quot;(Y. Kafai et al., 2017; Y. Kafai &amp; Burke, 2014)&quot;,&quot;plainCitation&quot;:&quot;(Y. Kafai et al., 2017; Y.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ISBN&quot;:&quot;978-1-365-83026-6&quot;,&quot;language&quot;:&quot;en&quot;,&quot;note&quot;:&quot;Google-Books-ID: JhihDgAAQBAJ&quot;,&quot;number-of-pages&quot;:&quot;320&quot;,&quot;publisher&quot;:&quot;Lulu.com&quot;,&quot;source&quot;:&quot;Google Books&quot;,&quot;title&quot;:&quot;Diversifying Barbie and Mortal Kombat: Intersectional Perspectives and Inclusive Designs in Gaming&quot;,&quot;title-short&quot;:&quot;Diversifying Barbie and Mortal Kombat&quot;,&quot;author&quot;:[{&quot;family&quot;:&quot;Kafai&quot;,&quot;given&quot;:&quot;Y&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d60NZ53vRa"/>.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7BYwYL59LG"/>(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7BYwYL59LG"/>. While an analysis of the synergies <text:soft-page-break/>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9eKQsQNRin"/>(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9eKQsQNRin"/>.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hgozu31bj"/>(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rhgozu31b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21SD0Jd7P"/>(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n21SD0Jd7P"/>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 and inclusive approaches to education is to make projects as authentic as possible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xdBKVcgn8l"/>(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article-journal&quot;,&quot;container-title&quot;:&quot;George Lucas Educational Foundation&quot;,&quot;note&quot;:&quot;Citation Key: barron2008teaching\npublisher: ERIC&quot;,&quot;title&quot;:&quot;Teaching for meaningful learning: A review of research on inquiry-based and cooperative learning. Book excerpt.&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xdBKVcgn8l"/>.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U3XLN0wWbW"/>(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U3XLN0wWbW"/> draw on the motivations of the literacy-for-all movement when using a concept of computational fluency to describe students’ creative expression through coding projects. Fluency in coding can be compared to fluency in <text:soft-page-break/>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ext:soft-page-break/>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3">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text:soft-page-break/>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hIdVvheMa0"/>(Brown, 1992)<text:reference-mark-end text:name="ZOTERO_ITEM CSL_CITATION {&quot;citationID&quot;:&quot;aipvgrmm&quot;,&quot;properties&quot;:{&quot;formattedCitation&quot;:&quot;(Brown, 1992)&quot;,&quot;plainCitation&quot;:&quot;(Brown, 1992)&quot;,&quot;noteIndex&quot;:0},&quot;citationItems&quot;:[{&quot;id&quot;:1416,&quot;uris&quot;:[&quot;http://zotero.org/users/1913249/items/Z9ZV6H5T&quot;],&quot;itemData&quot;:{&quot;id&quot;:1416,&quot;type&quot;:&quot;article-journal&quot;,&quot;container-title&quot;:&quot;The journal of the learning sciences&quot;,&quot;issue&quot;:&quot;2&quot;,&quot;page&quot;:&quot;141–178&quot;,&quot;source&quot;:&quot;Google Scholar&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quot;citation-key&quot;:&quot;brown_design_1992&quot;},&quot;prefix&quot;:&quot;&quot;,&quot;suffix&quot;:&quot;&quot;}],&quot;schema&quot;:&quot;https://github.com/citation-style-language/schema/raw/master/csl-citation.json&quot;} RNDhIdVvheMa0"/>.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AnQCq9SsFY"/>(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AnQCq9SsFY"/>.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58C1ybRjms"/>(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language&quot;:&quot;en&quot;,&quot;note&quot;:&quot;publisher: Boulder, CO: International Society of the Learning Sciences&quot;,&quot;source&quot;:&quot;repository.isls.org&quot;,&quot;title&quot;:&quot;Design-Based Research Process: Problems, Phases, and Applications&quot;,&quot;title-short&quot;:&quot;Design-Based Research Process&quot;,&quot;URL&quot;:&quot;https://repository.isls.org//handle/1/1130&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6]]},&quot;citation-key&quot;:&quot;easterday_design-based_2014&quot;},&quot;prefix&quot;:&quot;&quot;,&quot;suffix&quot;:&quot;&quot;}],&quot;schema&quot;:&quot;https://github.com/citation-style-language/schema/raw/master/csl-citation.json&quot;} RND58C1ybRjms"/>.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citation-key&quot;:&quot;cobb_design_2003-2&quot;},&quot;prefix&quot;:&quot;&quot;,&quot;suffix&quot;:&quot;&quot;}],&quot;schema&quot;:&quot;https://github.com/citation-style-language/schema/raw/master/csl-citation.json&quot;} RNDQrk4cFYe0N"/>(Cobb, Confrey, DiSessa, et al., 2003)<text:reference-mark-end text:name="ZOTERO_ITEM CSL_CITATION {&quot;citationID&quot;:&quot;sdrjuyxw&quot;,&quot;properties&quot;:{&quot;formattedCitation&quot;:&quot;(Cobb, Confrey, DiSessa, et al., 2003)&quot;,&quot;plainCitation&quot;:&quot;(Cobb, Confrey, DiSessa, et al., 2003)&quot;,&quot;noteIndex&quot;:0},&quot;citationItems&quot;:[{&quot;id&quot;:1540,&quot;uris&quot;:[&quot;http://zotero.org/users/1913249/items/IN87ZQ6F&quot;],&quot;itemData&quot;:{&quot;id&quot;:1540,&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quot;citation-key&quot;:&quot;cobb_design_2003-2&quot;},&quot;prefix&quot;:&quot;&quot;,&quot;suffix&quot;:&quot;&quot;}],&quot;schema&quot;:&quot;https://github.com/citation-style-language/schema/raw/master/csl-citation.json&quot;} RNDQrk4cFYe0N"/>.</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cxkvI9AI07"/>(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cxkvI9AI07"/>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citation-key&quot;:&quot;cobb_design_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dXgyY5OGz4"/>(S. A. Barab et al., 2004; Cobb, Confrey, Lehrer, et al., 2003; Downing-Wilson et al., 2011)<text:reference-mark-end text:name="ZOTERO_ITEM CSL_CITATION {&quot;citationID&quot;:&quot;ddjiyxqv&quot;,&quot;properties&quot;:{&quot;formattedCitation&quot;:&quot;(S. A. Barab et al., 2004; Cobb, Confrey, Lehrer, et al., 2003; Downing-Wilson et al., 2011)&quot;,&quot;plainCitation&quot;:&quot;(S. A. Barab et al., 2004; Cobb, Confrey, Lehrer,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1071,&quot;uris&quot;:[&quot;http://zotero.org/users/1913249/items/K88P6996&quot;],&quot;itemData&quot;:{&quot;id&quot;:1071,&quot;type&quot;:&quot;article-journal&quot;,&quot;container-title&quot;:&quot;Educational researcher&quot;,&quot;issue&quot;:&quot;1&quot;,&quot;page&quot;:&quot;9–13&quot;,&quot;source&quot;:&quot;Google Scholar&quot;,&quot;title&quot;:&quot;Design experiments in educational research&quot;,&quot;volume&quot;:&quot;32&quot;,&quot;author&quot;:[{&quot;family&quot;:&quot;Cobb&quot;,&quot;given&quot;:&quot;Paul&quot;},{&quot;family&quot;:&quot;Confrey&quot;,&quot;given&quot;:&quot;Jere&quot;},{&quot;family&quot;:&quot;Lehrer&quot;,&quot;given&quot;:&quot;Richard&quot;},{&quot;family&quot;:&quot;Schauble&quot;,&quot;given&quot;:&quot;Leona&quot;},{&quot;literal&quot;:&quot;others&quot;}],&quot;issued&quot;:{&quot;date-parts&quot;:[[&quot;2003&quot;]]},&quot;citation-key&quot;:&quot;cobb_design_2003&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dXgyY5OGz4"/>.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text:soft-page-break/>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text:soft-page-break/>develop a community of coders.</text:p>
      <text:p text:style-name="Text_20_body"><text:span text:style-name="T3">Side Missions:</text:span> Bartle proposed that online gamers play games for different reasons and proposed a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EQEHvXOEQI"/>(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EQEHvXOEQI"/>.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VfzE2c8CwC"/>(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VfzE2c8CwC"/>.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text:soft-page-break/>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64241760"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YTNWmKKNUp"/>(2013)<text:reference-mark-end text:name="ZOTERO_ITEM CSL_CITATION {&quot;citationID&quot;:&quot;sblzsfmw&quot;,&quot;properties&quot;:{&quot;formattedCitation&quot;:&quot;(2013)&quot;,&quot;plainCitation&quot;:&quot;(2013)&quot;,&quot;noteIndex&quot;:0},&quot;citationItems&quot;:[{&quot;id&quot;:1903,&quot;uris&quot;:[&quot;http://zotero.org/users/1913249/items/28RKRJE6&quot;],&quot;itemData&quot;:{&quot;id&quot;:1903,&quot;type&quot;:&quot;article-journal&quot;,&quot;container-title&quot;:&quot;Design, Make, Play: Growing the Next Generation of STEM Innovators&quot;,&quot;page&quot;:&quot;50&quot;,&quot;source&quot;:&quot;Google Scholar&quot;,&quot;title&quot;:&quot;It looks like fun but are they learning?&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YTNWmKKNUp"/>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text:soft-page-break/>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921107680704">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921109082656">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921109111072">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style-name="TableLine94921109111856">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921109112720">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921109113744">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921109114640">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921109115584">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921109116528">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text:soft-page-break/>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VUAVrM4F4A"/>(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 (Mot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VUAVrM4F4A"/>.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4108720484"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921109169120">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921098915744">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921109276528">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921109270624">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921109277632">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921109278368">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xml:id="list1449783771" text:style-name="L3">
        <text:list-item>
          <text:p text:style-name="P6">A splash page for Phaser / Glitch resources. This contains links to print outs, tutorials and activities - https://glitch-game-makers-manual.glitch.me/</text:p>
        </text:list-item>
        <text:list-item>
          <text:p text:style-name="P6">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text:soft-page-break/>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fZdgukQwPa">
        <text:p text:style-name="Bibliography_20_1">Barab, S. A.,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ron, B., &amp; Darling-Hammond, L. (2008). Teaching for meaningful learning: A review of research on inquiry-based and cooperative learning. Book excerpt. <text:span text:style-name="T1">George Lucas Educational Foundation</text:span>.</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2017). <text:span text:style-name="T1">The retro-futurism of cuteness</text:span> (1st edition). Punctum Books.</text:p>
        <text:p text:style-name="Bibliography_20_1">Brown, A. L. (1992). Design experiments: Theoretical and methodological challenges in creating complex interventions in classroom settings. <text:span text:style-name="T1">The Journal of the Learning Sciences</text:span>, <text:span text:style-name="T1">2</text:span>(2), 141–178.</text:p>
        <text:p text:style-name="Bibliography_20_1">Cobb, P., Confrey, J., DiSessa, A., Lehrer, R., &amp; Schauble, L. (2003). Design experiments in educational research. <text:span text:style-name="T1">Educational Researcher</text:span>, <text:span text:style-name="T1">32</text:span>(1), 9–13.</text:p>
        <text:p text:style-name="Bibliography_20_1">Cobb, P., Confrey, J., Lehrer, R., Schauble, L., &amp; others. (2003). Design experiments in educational research. <text:span text:style-name="T1">Educational Researcher</text:span>, <text:span text:style-name="T1">32</text:span>(1), 9–13.</text:p>
        <text:p text:style-name="Bibliography_20_1">Denner, J., Werner, L., Campe, S., &amp; Ortiz, E. (2014). Using Game Mechanics to Measure What Students Learn from Programming Games. <text:span text:style-name="T1">International Journal of Game-Based </text:span><text:soft-page-break/><text:span text:style-name="T1">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text:span text:style-name="T1">Design-Based Research Process: Problems, Phases, and Applications</text:span>. https://repository.isls.org//handle/1/1130</text:p>
        <text:p text:style-name="Bibliography_20_1">Garda, M. B. (2013). Nostalgia in Retro Game Design. <text:span text:style-name="T1">DiGRA Conference</text:span>.</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B.,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Richard, G. T., &amp; Tynes, B. M. (2017). <text:span text:style-name="T1">Diversifying Barbie and Mortal Kombat: Intersectional Perspectives and Inclusive Designs in Gaming</text:span>. Lulu.com.</text:p>
        <text:p text:style-name="Bibliography_20_1">Kaloti-Hallak, F., Armoni, M., &amp; Ben-Ari, M. (Moti).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text:soft-page-break/>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text:span text:style-name="T1">Design, Make, Play: Growing the Next Generation of STEM Innovators</text:span>, 50.</text:p>
        <text:p text:style-name="Bibliography_20_1">Picton, I., Clark, C., &amp; Judge, T. (2020). <text:span text:style-name="T1">Video game playing and literacy: A survey of young people aged 11 to 16</text:span> (p. 31). National Literacy Trust.</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text:p>
        <text:p text:style-name="Bibliography_20_1">Waite, J. (2017). <text:span text:style-name="T1">Pedagogy in teaching Computer Science in schools: A Literature Review</text:span> (p. 90). Royal Society.</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30$Build-2</meta:generator>
    <dc:title>Game Making and Coding Fluency in a Primary Computing Context</dc:title>
    <dc:description/>
    <dc:subject/>
    <meta:keyword/>
    <meta:initial-creator/>
    <dc:creator>Mick Chesterman</dc:creator>
    <meta:creation-date>2022-06-29T08:04:22Z</meta:creation-date>
    <dc:date>2022-06-30T09:00:48.653054623</dc:date>
    <meta:editing-duration>PT7M55S</meta:editing-duration>
    <meta:editing-cycles>1</meta:editing-cycles>
    <meta:document-statistic meta:table-count="2" meta:image-count="3" meta:object-count="0" meta:page-count="16" meta:paragraph-count="153" meta:word-count="6484" meta:character-count="42454" meta:non-whitespace-character-count="36146"/>
    <meta:user-defined meta:name="ZOTERO_PREF_1">&lt;data data-version="3" zotero-version="6.0.8"&gt;&lt;session id="41ZN1JWu"/&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